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students-and-examinations/" text:style-name="Internet_20_link" text:visited-style-name="Visited_20_Internet_20_Link"><text:span text:style-name="T1">1280. Students and Examinations</text:span></text:a></text:p>
      <text:section text:style-name="Sect1" text:name="headlessui-popover-button-:rj:">
        <text:p text:style-name="Standard"/>
      </text:section>
      <text:p text:style-name="P4">Easy</text:p>
      <text:p text:style-name="P4">814</text:p>
      <text:p text:style-name="P4">102</text:p>
      <text:section text:style-name="Sect1" text:name="headlessui-popover-button-:ro:">
        <text:p text:style-name="Standard"/>
      </text:section>
      <text:section text:style-name="Sect1" text:name="headlessui-popover-button-:rr:">
        <text:p text:style-name="Standard"/>
      </text:section>
      <text:p text:style-name="P4">Companies</text:p>
      <text:p text:style-name="P4">SQL Schema</text:p>
      <text:p text:style-name="Horizontal_20_Line"/>
      <text:p text:style-name="P5">Pandas Schema</text:p>
      <text:p text:style-name="Horizontal_20_Line"/>
      <text:p text:style-name="P7"><text:span text:style-name="T1">Table: </text:span><text:span text:style-name="Source_20_Text"><text:span text:style-name="T2">Students</text:span></text:span></text:p>
      <text:p text:style-name="P2">+---------------+---------+</text:p>
      <text:p text:style-name="P2">| Column Name <text:s text:c="2"/>| Type <text:s text:c="3"/>|</text:p>
      <text:p text:style-name="P2">+---------------+---------+</text:p>
      <text:p text:style-name="P2">| student_id <text:s text:c="3"/>| int <text:s text:c="4"/>|</text:p>
      <text:p text:style-name="P2">| student_name <text:s/>| varchar |</text:p>
      <text:p text:style-name="P2">+---------------+---------+</text:p>
      <text:p text:style-name="P2">student_id is the primary key (column with unique values) for this table.</text:p>
      <text:p text:style-name="P1">Each row of this table contains the ID and the name of one student in the school.</text:p>
      <text:p text:style-name="P6"> </text:p>
      <text:p text:style-name="P7"><text:span text:style-name="T1">Table: </text:span><text:span text:style-name="Source_20_Text"><text:span text:style-name="T2">Subjects</text:span></text:span></text:p>
      <text:p text:style-name="P2">+--------------+---------+</text:p>
      <text:p text:style-name="P2">| Column Name <text:s/>| Type <text:s text:c="3"/>|</text:p>
      <text:p text:style-name="P2">+--------------+---------+</text:p>
      <text:p text:style-name="P2">| subject_name | varchar |</text:p>
      <text:p text:style-name="P2">+--------------+---------+</text:p>
      <text:p text:style-name="P2">subject_name is the primary key (column with unique values) for this table.</text:p>
      <text:p text:style-name="P1">Each row of this table contains the name of one subject in the school.</text:p>
      <text:p text:style-name="P6"> </text:p>
      <text:p text:style-name="P7"><text:span text:style-name="T1">Table: </text:span><text:span text:style-name="Source_20_Text"><text:span text:style-name="T2">Examinations</text:span></text:span></text:p>
      <text:p text:style-name="P2">+--------------+---------+</text:p>
      <text:p text:style-name="P2">| Column Name <text:s/>| Type <text:s text:c="3"/>|</text:p>
      <text:p text:style-name="P2">+--------------+---------+</text:p>
      <text:p text:style-name="P2">| student_id <text:s text:c="2"/>| int <text:s text:c="4"/>|</text:p>
      <text:p text:style-name="P2">| subject_name | varchar |</text:p>
      <text:p text:style-name="P2">+--------------+---------+</text:p>
      <text:p text:style-name="P2">There is no primary key (column with unique values) for this table. It may contain duplicates.</text:p>
      <text:p text:style-name="P2">Each student from the Students table takes every course from the Subjects table.</text:p>
      <text:p text:style-name="P1">Each row of this table indicates that a student with ID student_id attended the exam of subject_name.</text:p>
      <text:p text:style-name="P6"> </text:p>
      <text:p text:style-name="P6"><text:soft-page-break/>Write a solution to find the number of times each student attended each exam.</text:p>
      <text:p text:style-name="P7"><text:span text:style-name="T1">Return the result table ordered by </text:span><text:span text:style-name="Source_20_Text"><text:span text:style-name="T2">student_id</text:span></text:span><text:span text:style-name="T1"> and </text:span><text:span text:style-name="Source_20_Text"><text:span text:style-name="T2">subject_name</text:span></text:span><text:span text:style-name="T1">.</text:span></text:p>
      <text:p text:style-name="P6">The result format is in the following example.</text:p>
      <text:p text:style-name="P6"> </text:p>
      <text:p text:style-name="P7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</text:span></text:p>
      <text:p text:style-name="P2">Students table:</text:p>
      <text:p text:style-name="P2">+------------+--------------+</text:p>
      <text:p text:style-name="P2">| student_id | student_name |</text:p>
      <text:p text:style-name="P2">+------------+--------------+</text:p>
      <text:p text:style-name="P2">| 1 <text:s text:c="9"/>| Alice <text:s text:c="7"/>|</text:p>
      <text:p text:style-name="P2">| 2 <text:s text:c="9"/>| Bob <text:s text:c="9"/>|</text:p>
      <text:p text:style-name="P2">| 13 <text:s text:c="8"/>| John <text:s text:c="8"/>|</text:p>
      <text:p text:style-name="P2">| 6 <text:s text:c="9"/>| Alex <text:s text:c="8"/>|</text:p>
      <text:p text:style-name="P2">+------------+--------------+</text:p>
      <text:p text:style-name="P2">Subjects table:</text:p>
      <text:p text:style-name="P2">+--------------+</text:p>
      <text:p text:style-name="P2">| subject_name |</text:p>
      <text:p text:style-name="P2">+--------------+</text:p>
      <text:p text:style-name="P2">| Math <text:s text:c="8"/>|</text:p>
      <text:p text:style-name="P2">| Physics <text:s text:c="5"/>|</text:p>
      <text:p text:style-name="P2">| Programming <text:s/>|</text:p>
      <text:p text:style-name="P2">+--------------+</text:p>
      <text:p text:style-name="P2">Examinations table:</text:p>
      <text:p text:style-name="P2">+------------+--------------+</text:p>
      <text:p text:style-name="P2">| student_id | subject_name |</text:p>
      <text:p text:style-name="P2">+------------+--------------+</text:p>
      <text:p text:style-name="P2">| 1 <text:s text:c="9"/>| Math <text:s text:c="8"/>|</text:p>
      <text:p text:style-name="P2">| 1 <text:s text:c="9"/>| Physics <text:s text:c="5"/>|</text:p>
      <text:p text:style-name="P2">| 1 <text:s text:c="9"/>| Programming <text:s/>|</text:p>
      <text:p text:style-name="P2">| 2 <text:s text:c="9"/>| Programming <text:s/>|</text:p>
      <text:p text:style-name="P2">| 1 <text:s text:c="9"/>| Physics <text:s text:c="5"/>|</text:p>
      <text:p text:style-name="P2">| 1 <text:s text:c="9"/>| Math <text:s text:c="8"/>|</text:p>
      <text:p text:style-name="P2">| 13 <text:s text:c="8"/>| Math <text:s text:c="8"/>|</text:p>
      <text:p text:style-name="P2">| 13 <text:s text:c="8"/>| Programming <text:s/>|</text:p>
      <text:p text:style-name="P2">| 13 <text:s text:c="8"/>| Physics <text:s text:c="5"/>|</text:p>
      <text:p text:style-name="P2">| 2 <text:s text:c="9"/>| Math <text:s text:c="8"/>|</text:p>
      <text:p text:style-name="P2">| 1 <text:s text:c="9"/>| Math <text:s text:c="8"/>|</text:p>
      <text:p text:style-name="P2">+------------+--------------+</text:p>
      <text:p text:style-name="P3"><text:span text:style-name="Strong_20_Emphasis"><text:span text:style-name="T1">Output:</text:span></text:span><text:span text:style-name="T1"> </text:span></text:p>
      <text:p text:style-name="P2">+------------+--------------+--------------+----------------+</text:p>
      <text:p text:style-name="P2">| student_id | student_name | subject_name | attended_exams |</text:p>
      <text:p text:style-name="P2">+------------+--------------+--------------+----------------+</text:p>
      <text:p text:style-name="P2">| 1 <text:s text:c="9"/>| Alice <text:s text:c="7"/>| Math <text:s text:c="8"/>| 3 <text:s text:c="13"/>|</text:p>
      <text:p text:style-name="P2">| 1 <text:s text:c="9"/>| Alice <text:s text:c="7"/>| Physics <text:s text:c="5"/>| 2 <text:s text:c="13"/>|</text:p>
      <text:p text:style-name="P2">| 1 <text:s text:c="9"/>| Alice <text:s text:c="7"/>| Programming <text:s/>| 1 <text:s text:c="13"/>|</text:p>
      <text:p text:style-name="P2">| 2 <text:s text:c="9"/>| Bob <text:s text:c="9"/>| Math <text:s text:c="8"/>| 1 <text:s text:c="13"/>|</text:p>
      <text:p text:style-name="P2">| 2 <text:s text:c="9"/>| Bob <text:s text:c="9"/>| Physics <text:s text:c="5"/>| 0 <text:s text:c="13"/>|</text:p>
      <text:p text:style-name="P2">| 2 <text:s text:c="9"/>| Bob <text:s text:c="9"/>| Programming <text:s/>| 1 <text:s text:c="13"/>|</text:p>
      <text:p text:style-name="P2">| 6 <text:s text:c="9"/>| Alex <text:s text:c="8"/>| Math <text:s text:c="8"/>| 0 <text:s text:c="13"/>|</text:p>
      <text:p text:style-name="P2">| 6 <text:s text:c="9"/>| Alex <text:s text:c="8"/>| Physics <text:s text:c="5"/>| 0 <text:s text:c="13"/>|</text:p>
      <text:p text:style-name="P2">| 6 <text:s text:c="9"/>| Alex <text:s text:c="8"/>| Programming <text:s/>| 0 <text:s text:c="13"/>|</text:p>
      <text:p text:style-name="P2">| 13 <text:s text:c="8"/>| John <text:s text:c="8"/>| Math <text:s text:c="8"/>| 1 <text:s text:c="13"/>|</text:p>
      <text:p text:style-name="P2">| 13 <text:s text:c="8"/>| John <text:s text:c="8"/>| Physics <text:s text:c="5"/>| 1 <text:s text:c="13"/>|</text:p>
      <text:p text:style-name="P2">| 13 <text:s text:c="8"/>| John <text:s text:c="8"/>| Programming <text:s/>| 1 <text:s text:c="13"/>|</text:p>
      <text:p text:style-name="P2"><text:soft-page-break/>+------------+--------------+--------------+----------------+</text:p>
      <text:p text:style-name="P3"><text:span text:style-name="Strong_20_Emphasis"><text:span text:style-name="T1">Explanation:</text:span></text:span><text:span text:style-name="T1"> </text:span></text:p>
      <text:p text:style-name="P2">The result table should contain all students and all subjects.</text:p>
      <text:p text:style-name="P2">Alice attended the Math exam 3 times, the Physics exam 2 times, and the Programming exam 1 time.</text:p>
      <text:p text:style-name="P2">Bob attended the Math exam 1 time, the Programming exam 1 time, and did not attend the Physics exam.</text:p>
      <text:p text:style-name="P2">Alex did not attend any exams.</text:p>
      <text:p text:style-name="P1">John attended the Math exam 1 time, the Physics exam 1 time, and the Programming exam 1 time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6T13:53:31.195000000</dc:date>
    <meta:editing-duration>PT10S</meta:editing-duration>
    <meta:editing-cycles>1</meta:editing-cycles>
    <meta:document-statistic meta:table-count="0" meta:image-count="0" meta:object-count="0" meta:page-count="3" meta:paragraph-count="99" meta:word-count="555" meta:character-count="3557" meta:non-whitespace-character-count="2460"/>
    <meta:generator>LibreOffice/7.2.2.2$Windows_X86_64 LibreOffice_project/02b2acce88a210515b4a5bb2e46cbfb63fe97d56</meta:generator>
  </office:meta>
</office:document-meta>
</file>